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cm" svg:height="1cm" svg:x="10cm" svg:y="10.3cm">
          <text:p text:style-name="P1">UAV's Prototyp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4.999cm" svg:height="1cm" svg:x="10cm" svg:y="9.5cm">
          <text:p text:style-name="P1">BeagleBoard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4.999cm" svg:height="1cm" svg:x="10cm" svg:y="8.7cm">
          <text:p text:style-name="P1">Linux Kernel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4.999cm" svg:height="1cm" svg:x="10cm" svg:y="7.9cm">
          <text:p text:style-name="P1">Android (Dalvik VM)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5cm" svg:height="1cm" svg:x="10cm" svg:y="7.1cm">
          <text:p text:style-name="P1">Jason Runtime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4.999cm" svg:height="1cm" svg:x="10cm" svg:y="6.3cm">
          <text:p text:style-name="P1">AS Agents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mic Sans MS'" style:font-style-name="Normal" style:font-family-generic="script" style:font-pitch="variable" fo:font-size="10pt" fo:font-style="normal" fo:text-shadow="none" style:text-underline-style="none" fo:font-weight="bold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elo T. Hama Hama</meta:initial-creator>
    <meta:creation-date>2010-10-03T16:16:04.09</meta:creation-date>
    <dc:date>2011-04-10T02:08:14.50</dc:date>
    <dc:creator>Marcelo Tomio Hama</dc:creator>
    <meta:editing-duration>PT00H40M53S</meta:editing-duration>
    <meta:editing-cycles>5</meta:editing-cycles>
    <meta:generator>BrOffice.org/3.2$Win32 OpenOffice.org_project/320m18$Build-9502</meta:generator>
    <meta:document-statistic meta:object-count="6"/>
  </office:meta>
</office:document-meta>
</file>